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7728in"/>
    </style:style>
    <style:style style:name="co5" style:family="table-column">
      <style:table-column-properties fo:break-before="auto" style:column-width="1.8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8244in" svg:height="4.6075in" svg:x="11.3587in" svg:y="0.7555in">
            <draw:object draw:notify-on-update-of-ranges="Sheet1.C3:Sheet1.C3 Sheet1.C4:Sheet1.C31 Sheet1.D3:Sheet1.D3 Sheet1.D4:Sheet1.D31 Sheet1.C3:Sheet1.C3 Sheet1.C4:Sheet1.C31 Sheet1.E3:Sheet1.E3 Sheet1.E4:Sheet1.E31 Sheet1.C3:Sheet1.C3 Sheet1.C4:Sheet1.C31 Sheet1.F3:Sheet1.F3 Sheet1.F4:Sheet1.F31 Sheet1.C3:Sheet1.C3 Sheet1.C4:Sheet1.C31 Sheet1.G3:Sheet1.G3 Sheet1.G4:Sheet1.G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 Sent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Git-crypt</text:p>
          </table:table-cell>
          <table:table-cell office:value-type="string" calcext:value-type="string">
            <text:p>gcrypt</text:p>
          </table:table-cell>
          <table:table-cell office:value-type="string" calcext:value-type="string">
            <text:p>ZK Git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/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/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/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/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/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.55" calcext:value-type="float">
            <text:p>201.55</text:p>
          </table:table-cell>
          <table:table-cell table:number-columns-repeated="2"/>
          <table:table-cell office:value-type="float" office:value="20.33" calcext:value-type="float">
            <text:p>20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86" calcext:value-type="float">
            <text:p>2.86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.96" calcext:value-type="float">
            <text:p>42.96</text:p>
          </table:table-cell>
          <table:table-cell table:number-columns-repeated="2"/>
          <table:table-cell office:value-type="float" office:value="5.57" calcext:value-type="float">
            <text:p>5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92" calcext:value-type="float">
            <text:p>1.92</text:p>
          </table:table-cell>
          <table:table-cell table:number-columns-repeated="2"/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.21" calcext:value-type="float">
            <text:p>37.21</text:p>
          </table:table-cell>
          <table:table-cell table:number-columns-repeated="2"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.85" calcext:value-type="float">
            <text:p>10.85</text:p>
          </table:table-cell>
          <table:table-cell table:number-columns-repeated="2"/>
          <table:table-cell office:value-type="float" office:value="2.29" calcext:value-type="float">
            <text:p>2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2.02" calcext:value-type="float">
            <text:p>2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.74" calcext:value-type="float">
            <text:p>185.74</text:p>
          </table:table-cell>
          <table:table-cell table:number-columns-repeated="3"/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number-columns-repeated="2"/>
          <table:table-cell office:value-type="float" office:value="2.87" calcext:value-type="float">
            <text:p>2.87</text:p>
          </table:table-cell>
          <table:table-cell table:number-columns-repeated="3"/>
          <table:table-cell office:value-type="float" office:value="1.13" calcext:value-type="float">
            <text:p>1.13</text:p>
          </table:table-cell>
        </table:table-row>
        <table:table-row table:style-name="ro1">
          <table:table-cell table:number-columns-repeated="2"/>
          <table:table-cell office:value-type="float" office:value="43.12" calcext:value-type="float">
            <text:p>43.12</text:p>
          </table:table-cell>
          <table:table-cell table:number-columns-repeated="3"/>
          <table:table-cell office:value-type="float" office:value="4.82" calcext:value-type="float">
            <text:p>4.82</text:p>
          </table:table-cell>
        </table:table-row>
        <table:table-row table:style-name="ro1">
          <table:table-cell table:number-columns-repeated="2"/>
          <table:table-cell office:value-type="float" office:value="1.96" calcext:value-type="float">
            <text:p>1.96</text:p>
          </table:table-cell>
          <table:table-cell table:number-columns-repeated="3"/>
          <table:table-cell office:value-type="float" office:value="1.02" calcext:value-type="float">
            <text:p>1.02</text:p>
          </table:table-cell>
        </table:table-row>
        <table:table-row table:style-name="ro1">
          <table:table-cell table:number-columns-repeated="2"/>
          <table:table-cell office:value-type="float" office:value="37.37" calcext:value-type="float">
            <text:p>37.37</text:p>
          </table:table-cell>
          <table:table-cell table:number-columns-repeated="3"/>
          <table:table-cell office:value-type="float" office:value="4.09" calcext:value-type="float">
            <text:p>4.09</text:p>
          </table:table-cell>
        </table:table-row>
        <table:table-row table:style-name="ro1">
          <table:table-cell table:number-columns-repeated="2"/>
          <table:table-cell office:value-type="float" office:value="10.98" calcext:value-type="float">
            <text:p>10.98</text:p>
          </table:table-cell>
          <table:table-cell table:number-columns-repeated="3"/>
          <table:table-cell office:value-type="float" office:value="1.85" calcext:value-type="float">
            <text:p>1.85</text:p>
          </table:table-cell>
        </table:table-row>
        <table:table-row table:style-name="ro1">
          <table:table-cell table:number-columns-repeated="2"/>
          <table:table-cell office:value-type="float" office:value="7.42" calcext:value-type="float">
            <text:p>7.42</text:p>
          </table:table-cell>
          <table:table-cell table:number-columns-repeated="3"/>
          <table:table-cell office:value-type="float" office:value="1.43" calcext:value-type="float">
            <text:p>1.43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formula="of:=CORREL([.C4:.C10];[.D4:.D10])" office:value-type="float" office:value="0.0141534629268075" calcext:value-type="float">
            <text:p>0.01415346292680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CORREL([.C11:.C17];[.E11:.E17])" office:value-type="float" office:value="-0.250279485833503" calcext:value-type="float">
            <text:p>-0.2502794858335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CORREL([.C18:.C24];[.F18:.F24])" office:value-type="float" office:value="0.999930082438768" calcext:value-type="float">
            <text:p>0.9999300824387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CORREL([.C25:.C31];[.G25:.G31])" office:value-type="float" office:value="0.999926651648302" calcext:value-type="float">
            <text:p>0.999926651648302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formula="of:=AVERAGE([.D4:.D10])" office:value-type="float" office:value="0.605714285714286" calcext:value-type="float">
            <text:p>0.6057142857142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4:.D10])" office:value-type="float" office:value="0.0151185789203691" calcext:value-type="float">
            <text:p>0.015118578920369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E11:.E17])"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TDEV([.E11:.E17])" office:value-type="float" office:value="0.099666109251507" calcext:value-type="float">
            <text:p>0.0996661092515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AVERAGE([.F18:.F24])" office:value-type="float" office:value="5.47714285714286" calcext:value-type="float">
            <text:p>5.47714285714286</text:p>
          </table:table-cell>
          <table:table-cell/>
        </table:table-row>
        <table:table-row table:style-name="ro1">
          <table:table-cell table:number-columns-repeated="5"/>
          <table:table-cell table:formula="of:=STDEV([.F18:.F24])" office:value-type="float" office:value="6.74485906520839" calcext:value-type="float">
            <text:p>6.74485906520839</text:p>
          </table:table-cell>
          <table:table-cell/>
        </table:table-row>
        <table:table-row table:style-name="ro1">
          <table:table-cell table:number-columns-repeated="6"/>
          <table:table-cell table:formula="of:=AVERAGE([.G25:.G31])" office:value-type="float" office:value="4.54571428571429" calcext:value-type="float">
            <text:p>4.54571428571429</text:p>
          </table:table-cell>
        </table:table-row>
        <table:table-row table:style-name="ro1">
          <table:table-cell table:number-columns-repeated="6"/>
          <table:table-cell table:formula="of:=STDEV([.G25:.G31])" office:value-type="float" office:value="5.89704687998679" calcext:value-type="float">
            <text:p>5.897046879986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0:16:14.271261727</meta:creation-date>
    <dc:date>2025-04-12T18:32:16.409862442</dc:date>
    <meta:editing-duration>PT7H25M44S</meta:editing-duration>
    <meta:editing-cycles>3</meta:editing-cycles>
    <meta:generator>LibreOffice/24.2.7.2$Linux_X86_64 LibreOffice_project/420$Build-2</meta:generator>
    <meta:document-statistic meta:table-count="1" meta:cell-count="7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95cm" svg:height="11.704cm" xlink:href=".." xlink:type="simple" chart:class="chart:scatter" chart:style-name="ch1">
        <chart:legend chart:legend-position="end" svg:x="12.744cm" svg:y="4.806cm" style:legend-expansion="high" chart:style-name="ch2"/>
        <chart:plot-area chart:style-name="ch3" table:cell-range-address="Sheet1.C3:Sheet1.G31" chart:data-source-has-labels="row" svg:x="1.306cm" svg:y="0.234cm" svg:width="11.143cm" svg:height="10.255cm">
          <chart:coordinate-region svg:x="1.927cm" svg:y="0.433cm" svg:width="10.242cm" svg:height="9.409cm"/>
          <chart:axis chart:dimension="x" chart:name="primary-x" chart:style-name="ch4">
            <chart:title svg:x="5.814cm" svg:y="10.723cm" chart:style-name="ch5">
              <text:p>Net Sent (MB)</text:p>
            </chart:title>
          </chart:axis>
          <chart:axis chart:dimension="y" chart:name="primary-y" chart:style-name="ch6">
            <chart:title svg:x="0.451cm" svg:y="6.741cm" chart:style-name="ch7">
              <text:p>Execution Time (s)</text:p>
            </chart:title>
            <chart:grid chart:style-name="ch8" chart:class="major"/>
          </chart:axis>
          <chart:series chart:style-name="ch9" chart:values-cell-range-address="Sheet1.D4:Sheet1.D31" chart:label-cell-address="Sheet1.D3:Sheet1.D3" chart:class="chart:scatter">
            <chart:domain table:cell-range-address="Sheet1.C4:Sheet1.C31"/>
            <chart:data-point chart:repeated="28"/>
          </chart:series>
          <chart:series chart:style-name="ch10" chart:values-cell-range-address="Sheet1.E4:Sheet1.E31" chart:label-cell-address="Sheet1.E3:Sheet1.E3" chart:class="chart:scatter">
            <chart:data-point chart:repeated="28"/>
          </chart:series>
          <chart:series chart:style-name="ch11" chart:values-cell-range-address="Sheet1.F4:Sheet1.F31" chart:label-cell-address="Sheet1.F3:Sheet1.F3" chart:class="chart:scatter">
            <chart:data-point chart:repeated="28"/>
          </chart:series>
          <chart:series chart:style-name="ch12" chart:values-cell-range-address="Sheet1.G4:Sheet1.G31" chart:label-cell-address="Sheet1.G3:Sheet1.G3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it</text:p>
                <draw:g>
                  <svg:desc>Sheet1.D3:Sheet1.D3</svg:desc>
                </draw:g>
              </table:table-cell>
              <table:table-cell office:value-type="string">
                <text:p>Git-crypt</text:p>
                <draw:g>
                  <svg:desc>Sheet1.E3:Sheet1.E3</svg:desc>
                </draw:g>
              </table:table-cell>
              <table:table-cell office:value-type="string">
                <text:p>gcrypt</text:p>
                <draw:g>
                  <svg:desc>Sheet1.F3:Sheet1.F3</svg:desc>
                </draw:g>
              </table:table-cell>
              <table:table-cell office:value-type="string">
                <text:p>ZK Git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C4:Sheet1.C31</svg:desc>
                </draw:g>
              </table:table-cell>
              <table:table-cell office:value-type="float" office:value="0.62">
                <text:p>0.62</text:p>
                <draw:g>
                  <svg:desc>Sheet1.D4:Sheet1.D31</svg:desc>
                </draw:g>
              </table:table-cell>
              <table:table-cell office:value-type="float" office:value="NaN">
                <text:p>NaN</text:p>
                <draw:g>
                  <svg:desc>Sheet1.E4:Sheet1.E31</svg:desc>
                </draw:g>
              </table:table-cell>
              <table:table-cell office:value-type="float" office:value="NaN">
                <text:p>NaN</text:p>
                <draw:g>
                  <svg:desc>Sheet1.F4:Sheet1.F31</svg:desc>
                </draw:g>
              </table:table-cell>
              <table:table-cell office:value-type="float" office:value="NaN">
                <text:p>NaN</text:p>
                <draw:g>
                  <svg:desc>Sheet1.G4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.55">
                <text:p>201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3">
                <text:p>2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6">
                <text:p>2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">
                <text:p>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96">
                <text:p>4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">
                <text:p>5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">
                <text:p>1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21">
                <text:p>37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">
                <text:p>4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9">
                <text:p>2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36">
                <text:p>7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">
                <text:p>2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5.74">
                <text:p>185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7">
                <text:p>2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.12">
                <text:p>4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6">
                <text:p>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37">
                <text:p>37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8">
                <text:p>1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42">
                <text:p>7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